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28in"/>
    </style:style>
    <style:style style:name="co2" style:family="table-column">
      <style:table-column-properties fo:break-before="auto" style:column-width="4.1118in"/>
    </style:style>
    <style:style style:name="co3" style:family="table-column">
      <style:table-column-properties fo:break-before="auto" style:column-width="3.1201in"/>
    </style:style>
    <style:style style:name="co4" style:family="table-column">
      <style:table-column-properties fo:break-before="auto" style:column-width="1.4819in"/>
    </style:style>
    <style:style style:name="co5" style:family="table-column">
      <style:table-column-properties fo:break-before="auto" style:column-width="1.3236in"/>
    </style:style>
    <style:style style:name="co6" style:family="table-column">
      <style:table-column-properties fo:break-before="auto" style:column-width="1.3571in"/>
    </style:style>
    <style:style style:name="co7" style:family="table-column">
      <style:table-column-properties fo:break-before="auto" style:column-width="2.9201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1.2571in"/>
    </style:style>
    <style:style style:name="co10" style:family="table-column">
      <style:table-column-properties fo:break-before="auto" style:column-width="1.2902in"/>
    </style:style>
    <style:style style:name="co11" style:family="table-column">
      <style:table-column-properties fo:break-before="auto" style:column-width="3.0201in"/>
    </style:style>
    <style:style style:name="co12" style:family="table-column">
      <style:table-column-properties fo:break-before="auto" style:column-width="1.3902in"/>
    </style:style>
    <style:style style:name="co13" style:family="table-column">
      <style:table-column-properties fo:break-before="auto" style:column-width="1.2311in"/>
    </style:style>
    <style:style style:name="co14" style:family="table-column">
      <style:table-column-properties fo:break-before="auto" style:column-width="1.2654in"/>
    </style:style>
    <style:style style:name="co15" style:family="table-column">
      <style:table-column-properties fo:break-before="auto" style:column-width="1.9583in"/>
    </style:style>
    <style:style style:name="co16" style:family="table-column">
      <style:table-column-properties fo:break-before="auto" style:column-width="1.8in"/>
    </style:style>
    <style:style style:name="co17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00">
      <style:table-cell-properties fo:background-color="#eeeeee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ova_non_bic_family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62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root</text:p>
          </table:table-cell>
          <table:table-cell table:style-name="Default" office:value-type="string" calcext:value-type="string">
            <text:p>true_root_revision_hash</text:p>
          </table:table-cell>
          <table:table-cell table:style-name="Default" office:value-type="string" calcext:value-type="string">
            <text:p>true_root_author_date</text:p>
          </table:table-cell>
          <table:table-cell table:style-name="Default" office:value-type="string" calcext:value-type="string">
            <text:p>true_root_is_merge</text:p>
          </table:table-cell>
          <table:table-cell table:style-name="Default" office:value-type="string" calcext:value-type="string">
            <text:p>true_root_is_rebase</text:p>
          </table:table-cell>
          <table:table-cell table:style-name="Default" office:value-type="string" calcext:value-type="string">
            <text:p>children_revision_hash</text:p>
          </table:table-cell>
          <table:table-cell table:style-name="Default" office:value-type="string" calcext:value-type="string">
            <text:p>children_author_date</text:p>
          </table:table-cell>
          <table:table-cell table:style-name="Default" office:value-type="string" calcext:value-type="string">
            <text:p>children_is_merge</text:p>
          </table:table-cell>
          <table:table-cell table:style-name="Default" office:value-type="string" calcext:value-type="string">
            <text:p>children_is_rebase</text:p>
          </table:table-cell>
          <table:table-cell table:style-name="Default" office:value-type="string" calcext:value-type="string">
            <text:p>parents_revision_hash</text:p>
          </table:table-cell>
          <table:table-cell table:style-name="Default" office:value-type="string" calcext:value-type="string">
            <text:p>parents_author_date</text:p>
          </table:table-cell>
          <table:table-cell table:style-name="Default" office:value-type="string" calcext:value-type="string">
            <text:p>parents_is_merge</text:p>
          </table:table-cell>
          <table:table-cell table:style-name="Default" office:value-type="string" calcext:value-type="string">
            <text:p>parents_is_rebase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66390</text:p>
          </table:table-cell>
          <table:table-cell table:number-columns-repeated="2" office:value-type="string" calcext:value-type="string">
            <text:p>fa6c2d4def22f0ddd296572d9ce5b3b6f7267e2f</text:p>
          </table:table-cell>
          <table:table-cell table:style-name="ce2" office:value-type="string" calcext:value-type="string">
            <text:p>2013-05-23 00:23:16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378c045b1d40a4af8330eb7ece3dcda1620a578c</text:p>
          </table:table-cell>
          <table:table-cell table:style-name="ce2" office:value-type="string" calcext:value-type="string">
            <text:p>2013-07-15 21:54:51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61fc52948f26656c4bec4a09ee3daa16153f991b</text:p>
          </table:table-cell>
          <table:table-cell table:style-name="ce2" office:value-type="string" calcext:value-type="string">
            <text:p>2013-06-09 02:58:58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66390</text:p>
          </table:table-cell>
          <table:table-cell office:value-type="string" calcext:value-type="string">
            <text:p>fa6c2d4def22f0ddd296572d9ce5b3b6f7267e2f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438331</text:p>
          </table:table-cell>
          <table:table-cell table:number-columns-repeated="2" table:style-name="Default" office:value-type="string" calcext:value-type="string">
            <text:p>5876827d92bad3c408651184d9fea835639d8db8</text:p>
          </table:table-cell>
          <table:table-cell table:style-name="ce3" office:value-type="string" calcext:value-type="string">
            <text:p>2014-08-13 01:31:5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eed038d2bf128b6e571095488d87b59a64252386</text:p>
          </table:table-cell>
          <table:table-cell table:style-name="ce3" office:value-type="string" calcext:value-type="string">
            <text:p>2014-08-16 18:58:05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65d8c81ddaa0419c2273674de84f80ee1354b2f0</text:p>
          </table:table-cell>
          <table:table-cell table:style-name="ce3" office:value-type="string" calcext:value-type="string">
            <text:p>2014-08-13 01:06:01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38331</text:p>
          </table:table-cell>
          <table:table-cell table:style-name="Default" office:value-type="string" calcext:value-type="string">
            <text:p>5876827d92bad3c408651184d9fea835639d8db8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38331</text:p>
          </table:table-cell>
          <table:table-cell table:style-name="Default" office:value-type="string" calcext:value-type="string">
            <text:p>5876827d92bad3c408651184d9fea835639d8db8</text:p>
          </table:table-cell>
          <table:table-cell table:style-name="Default" table:number-columns-repeated="4"/>
          <table:table-cell table:style-name="Default" office:value-type="string" calcext:value-type="string">
            <text:p>26aeee429e77d518f39fb6057c5768e7edc0b281</text:p>
          </table:table-cell>
          <table:table-cell table:style-name="ce3" office:value-type="string" calcext:value-type="string">
            <text:p>2014-08-13 02:24:1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table:number-columns-repeated="9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38331</text:p>
          </table:table-cell>
          <table:table-cell table:style-name="Default" office:value-type="string" calcext:value-type="string">
            <text:p>5876827d92bad3c408651184d9fea835639d8db8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02728</text:p>
          </table:table-cell>
          <table:table-cell table:number-columns-repeated="2" office:value-type="string" calcext:value-type="string">
            <text:p>990561227d1cdadc1ae91fdcc74286a47f0ddf2c</text:p>
          </table:table-cell>
          <table:table-cell table:style-name="ce2" office:value-type="string" calcext:value-type="string">
            <text:p>2014-09-11 03:00:52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string" calcext:value-type="string">
            <text:p>f70c1a81543d89c6b3191ae0ad62ee1e918cc104</text:p>
          </table:table-cell>
          <table:table-cell table:style-name="ce2" office:value-type="string" calcext:value-type="string">
            <text:p>2014-09-13 23:53:2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5a8ae0f1d0c115b488992f98ceb077e1c23ea330</text:p>
          </table:table-cell>
          <table:table-cell table:style-name="ce2" office:value-type="string" calcext:value-type="string">
            <text:p>2014-09-09 14:16:23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02728</text:p>
          </table:table-cell>
          <table:table-cell office:value-type="string" calcext:value-type="string">
            <text:p>990561227d1cdadc1ae91fdcc74286a47f0ddf2c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307791</text:p>
          </table:table-cell>
          <table:table-cell table:number-columns-repeated="2" table:style-name="Default" office:value-type="string" calcext:value-type="string">
            <text:p>27a5753dd3766b5535e0248d48c9bb555379dd12</text:p>
          </table:table-cell>
          <table:table-cell table:style-name="ce3" office:value-type="string" calcext:value-type="string">
            <text:p>2012-10-25 01:56:49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Default" office:value-type="string" calcext:value-type="string">
            <text:p>4e449c0843150b785bc61e87599d05ff242a8f4a</text:p>
          </table:table-cell>
          <table:table-cell table:style-name="ce3" office:value-type="string" calcext:value-type="string">
            <text:p>2012-10-27 16:33:0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80d32286bdb5b886197e03fc8ad924d27c1ae122</text:p>
          </table:table-cell>
          <table:table-cell table:style-name="ce3" office:value-type="string" calcext:value-type="string">
            <text:p>2012-10-26 23:37:3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07791</text:p>
          </table:table-cell>
          <table:table-cell table:style-name="Default" office:value-type="string" calcext:value-type="string">
            <text:p>27a5753dd3766b5535e0248d48c9bb555379dd12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07791</text:p>
          </table:table-cell>
          <table:table-cell table:style-name="Default" office:value-type="string" calcext:value-type="string">
            <text:p>27a5753dd3766b5535e0248d48c9bb555379dd12</text:p>
          </table:table-cell>
          <table:table-cell table:style-name="Default" table:number-columns-repeated="4"/>
          <table:table-cell table:style-name="Default" office:value-type="string" calcext:value-type="string">
            <text:p>14e2ed3ace769c4deaca3c48a2fa59863f637a5f</text:p>
          </table:table-cell>
          <table:table-cell table:style-name="ce3" office:value-type="string" calcext:value-type="string">
            <text:p>2012-10-26 05:09:55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table:number-columns-repeated="9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07791</text:p>
          </table:table-cell>
          <table:table-cell table:style-name="Default" office:value-type="string" calcext:value-type="string">
            <text:p>27a5753dd3766b5535e0248d48c9bb555379dd12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07791</text:p>
          </table:table-cell>
          <table:table-cell table:style-name="Default" office:value-type="string" calcext:value-type="string">
            <text:p>27a5753dd3766b5535e0248d48c9bb555379dd12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07791</text:p>
          </table:table-cell>
          <table:table-cell table:style-name="Default" office:value-type="string" calcext:value-type="string">
            <text:p>27a5753dd3766b5535e0248d48c9bb555379dd12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07791</text:p>
          </table:table-cell>
          <table:table-cell table:style-name="Default" office:value-type="string" calcext:value-type="string">
            <text:p>27a5753dd3766b5535e0248d48c9bb555379dd12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07791</text:p>
          </table:table-cell>
          <table:table-cell table:style-name="Default" office:value-type="string" calcext:value-type="string">
            <text:p>27a5753dd3766b5535e0248d48c9bb555379dd12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81078</text:p>
          </table:table-cell>
          <table:table-cell table:number-columns-repeated="2" office:value-type="string" calcext:value-type="string">
            <text:p>05120edf92627ff7ad20a928f8b94568031556c9</text:p>
          </table:table-cell>
          <table:table-cell table:style-name="ce2" office:value-type="string" calcext:value-type="string">
            <text:p>2015-04-20 19:46:58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03fed769c21e4030309d86bed0ffd776209cc005</text:p>
          </table:table-cell>
          <table:table-cell table:style-name="ce2" office:value-type="string" calcext:value-type="string">
            <text:p>2015-04-23 16:43:31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fcb77e7678e887e8a83211ef530bc531068bbdf6</text:p>
          </table:table-cell>
          <table:table-cell table:style-name="ce2" office:value-type="string" calcext:value-type="string">
            <text:p>2015-04-23 13:57:21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1078</text:p>
          </table:table-cell>
          <table:table-cell office:value-type="string" calcext:value-type="string">
            <text:p>05120edf92627ff7ad20a928f8b94568031556c9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1078</text:p>
          </table:table-cell>
          <table:table-cell office:value-type="string" calcext:value-type="string">
            <text:p>05120edf92627ff7ad20a928f8b94568031556c9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1078</text:p>
          </table:table-cell>
          <table:table-cell office:value-type="string" calcext:value-type="string">
            <text:p>05120edf92627ff7ad20a928f8b94568031556c9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370177</text:p>
          </table:table-cell>
          <table:table-cell table:number-columns-repeated="2" table:style-name="Default" office:value-type="string" calcext:value-type="string">
            <text:p>6982d8534d78d9732fc8d6e05c8f3bb432d62264</text:p>
          </table:table-cell>
          <table:table-cell table:style-name="ce3" office:value-type="string" calcext:value-type="string">
            <text:p>2014-01-06 08:05:09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Default" office:value-type="string" calcext:value-type="string">
            <text:p>d14fe775be0c732ce13fea826048ca8e853d284c</text:p>
          </table:table-cell>
          <table:table-cell table:style-name="ce3" office:value-type="string" calcext:value-type="string">
            <text:p>2014-01-14 19:04:3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a3d292fd2eefe4fd9020e29d26af9f733d272f19</text:p>
          </table:table-cell>
          <table:table-cell table:style-name="ce3" office:value-type="string" calcext:value-type="string">
            <text:p>2014-01-08 05:46:2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70177</text:p>
          </table:table-cell>
          <table:table-cell table:style-name="Default" office:value-type="string" calcext:value-type="string">
            <text:p>6982d8534d78d9732fc8d6e05c8f3bb432d62264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70177</text:p>
          </table:table-cell>
          <table:table-cell table:style-name="Default" office:value-type="string" calcext:value-type="string">
            <text:p>6982d8534d78d9732fc8d6e05c8f3bb432d62264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70177</text:p>
          </table:table-cell>
          <table:table-cell table:style-name="Default" office:value-type="string" calcext:value-type="string">
            <text:p>6982d8534d78d9732fc8d6e05c8f3bb432d62264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43970</text:p>
          </table:table-cell>
          <table:table-cell table:number-columns-repeated="2" office:value-type="string" calcext:value-type="string">
            <text:p>995ee643f3291157151d195552232d09d471d8c2</text:p>
          </table:table-cell>
          <table:table-cell table:style-name="ce2" office:value-type="string" calcext:value-type="string">
            <text:p>2014-05-17 20:02:47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1fc7170b0f82c24e519c4a7e02d138638d3c41d1</text:p>
          </table:table-cell>
          <table:table-cell table:style-name="ce2" office:value-type="string" calcext:value-type="string">
            <text:p>2014-06-03 02:47:10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46e3b8fa63ec780c2cbf03236012686cbe0f122f</text:p>
          </table:table-cell>
          <table:table-cell table:style-name="ce2" office:value-type="string" calcext:value-type="string">
            <text:p>2014-05-30 09:41:48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43970</text:p>
          </table:table-cell>
          <table:table-cell office:value-type="string" calcext:value-type="string">
            <text:p>995ee643f3291157151d195552232d09d471d8c2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43970</text:p>
          </table:table-cell>
          <table:table-cell office:value-type="string" calcext:value-type="string">
            <text:p>995ee643f3291157151d195552232d09d471d8c2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43970</text:p>
          </table:table-cell>
          <table:table-cell office:value-type="string" calcext:value-type="string">
            <text:p>995ee643f3291157151d195552232d09d471d8c2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294939</text:p>
          </table:table-cell>
          <table:table-cell table:number-columns-repeated="2" table:style-name="Default" office:value-type="string" calcext:value-type="string">
            <text:p>8218a86dedd50301252598667171d17d874bb36d</text:p>
          </table:table-cell>
          <table:table-cell table:style-name="ce3" office:value-type="string" calcext:value-type="string">
            <text:p>2014-01-30 20:56:29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Default" office:value-type="string" calcext:value-type="string">
            <text:p>50e177b858a18f891f2cf591bf6ebf34a93f6e01</text:p>
          </table:table-cell>
          <table:table-cell table:style-name="ce3" office:value-type="string" calcext:value-type="string">
            <text:p>2014-02-11 06:31:3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0bcf22e71d914a396d9f01ca02bc5c347224f5db</text:p>
          </table:table-cell>
          <table:table-cell table:style-name="ce3" office:value-type="string" calcext:value-type="string">
            <text:p>2014-02-06 15:27:1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294939</text:p>
          </table:table-cell>
          <table:table-cell table:style-name="Default" office:value-type="string" calcext:value-type="string">
            <text:p>8218a86dedd50301252598667171d17d874bb36d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294939</text:p>
          </table:table-cell>
          <table:table-cell table:style-name="Default" office:value-type="string" calcext:value-type="string">
            <text:p>8218a86dedd50301252598667171d17d874bb36d</text:p>
          </table:table-cell>
          <table:table-cell table:style-name="Default" table:number-columns-repeated="4"/>
          <table:table-cell table:style-name="Default" office:value-type="string" calcext:value-type="string">
            <text:p>204c11a893fb4a4c7c549b98f489eedaac0279dd</text:p>
          </table:table-cell>
          <table:table-cell table:style-name="ce3" office:value-type="string" calcext:value-type="string">
            <text:p>2014-01-07 19:36:16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Default" table:number-columns-repeated="9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294939</text:p>
          </table:table-cell>
          <table:table-cell table:style-name="Default" office:value-type="string" calcext:value-type="string">
            <text:p>8218a86dedd50301252598667171d17d874bb36d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294939</text:p>
          </table:table-cell>
          <table:table-cell table:style-name="Default" office:value-type="string" calcext:value-type="string">
            <text:p>8218a86dedd50301252598667171d17d874bb36d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294939</text:p>
          </table:table-cell>
          <table:table-cell table:style-name="Default" office:value-type="string" calcext:value-type="string">
            <text:p>8218a86dedd50301252598667171d17d874bb36d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294939</text:p>
          </table:table-cell>
          <table:table-cell table:style-name="Default" office:value-type="string" calcext:value-type="string">
            <text:p>8218a86dedd50301252598667171d17d874bb36d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294939</text:p>
          </table:table-cell>
          <table:table-cell table:style-name="Default" office:value-type="string" calcext:value-type="string">
            <text:p>8218a86dedd50301252598667171d17d874bb36d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336127</text:p>
          </table:table-cell>
          <table:table-cell table:number-columns-repeated="2" office:value-type="string" calcext:value-type="string">
            <text:p>90a37c069ede9d9b23ff6faef4ea6e48bbd7ebce</text:p>
          </table:table-cell>
          <table:table-cell table:style-name="ce2" office:value-type="string" calcext:value-type="string">
            <text:p>2013-08-29 08:36:35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8b3f79e5ad437c54d4c91879634034b3dd9fb3f3</text:p>
          </table:table-cell>
          <table:table-cell table:style-name="ce2" office:value-type="string" calcext:value-type="string">
            <text:p>2013-10-29 08:00:5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2ade54e822f8d49eda9946056e65f510c9f5038</text:p>
          </table:table-cell>
          <table:table-cell table:style-name="ce2" office:value-type="string" calcext:value-type="string">
            <text:p>2013-10-25 21:13:24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36127</text:p>
          </table:table-cell>
          <table:table-cell office:value-type="string" calcext:value-type="string">
            <text:p>90a37c069ede9d9b23ff6faef4ea6e48bbd7ebce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36127</text:p>
          </table:table-cell>
          <table:table-cell office:value-type="string" calcext:value-type="string">
            <text:p>90a37c069ede9d9b23ff6faef4ea6e48bbd7ebce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36127</text:p>
          </table:table-cell>
          <table:table-cell office:value-type="string" calcext:value-type="string">
            <text:p>90a37c069ede9d9b23ff6faef4ea6e48bbd7ebce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419002</text:p>
          </table:table-cell>
          <table:table-cell table:number-columns-repeated="2" table:style-name="Default" office:value-type="string" calcext:value-type="string">
            <text:p>1e4024b72218a07d1e535878337547cf16406dd8</text:p>
          </table:table-cell>
          <table:table-cell table:style-name="ce3" office:value-type="string" calcext:value-type="string">
            <text:p>2011-03-28 17:47:11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191a2086d94dfb34c43738ec9b702763354f314a</text:p>
          </table:table-cell>
          <table:table-cell table:style-name="ce3" office:value-type="string" calcext:value-type="string">
            <text:p>2011-03-28 18:21:1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dbf14e9b6cc337233ef95b03fd1c2fdba8ebf8a7</text:p>
          </table:table-cell>
          <table:table-cell table:style-name="ce3" office:value-type="string" calcext:value-type="string">
            <text:p>2011-03-28 17:47:08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19002</text:p>
          </table:table-cell>
          <table:table-cell table:style-name="Default" office:value-type="string" calcext:value-type="string">
            <text:p>1e4024b72218a07d1e535878337547cf16406dd8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41000</text:p>
          </table:table-cell>
          <table:table-cell table:number-columns-repeated="2" office:value-type="string" calcext:value-type="string">
            <text:p>f90885bacba3728dc9a35e99eecef37a37b881e2</text:p>
          </table:table-cell>
          <table:table-cell table:style-name="ce2" office:value-type="string" calcext:value-type="string">
            <text:p>2014-10-31 07:50:02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193ec0529275420b00d461d4a3310a06284a2004</text:p>
          </table:table-cell>
          <table:table-cell table:style-name="ce2" office:value-type="string" calcext:value-type="string">
            <text:p>2015-02-09 16:11:28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a9a04eec29701ec8c185b48ce114f3e59c538cc9</text:p>
          </table:table-cell>
          <table:table-cell table:style-name="ce2" office:value-type="string" calcext:value-type="string">
            <text:p>2015-02-07 14:35:45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41000</text:p>
          </table:table-cell>
          <table:table-cell office:value-type="string" calcext:value-type="string">
            <text:p>f90885bacba3728dc9a35e99eecef37a37b881e2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475911</text:p>
          </table:table-cell>
          <table:table-cell table:number-columns-repeated="2" table:style-name="Default" office:value-type="string" calcext:value-type="string">
            <text:p>b826fba1cd61f7ddbee091c220eaef7ea5317c1b</text:p>
          </table:table-cell>
          <table:table-cell table:style-name="ce3" office:value-type="string" calcext:value-type="string">
            <text:p>2014-08-21 05:24:32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5cdb8f120ecd9490c04fa3210a1e76e290da4578</text:p>
          </table:table-cell>
          <table:table-cell table:style-name="ce3" office:value-type="string" calcext:value-type="string">
            <text:p>2014-08-22 07:18:38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5ed82cf7ed1f7bb5c69f72047f51ac1d42292f47</text:p>
          </table:table-cell>
          <table:table-cell table:style-name="ce3" office:value-type="string" calcext:value-type="string">
            <text:p>2014-08-15 03:29:26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75911</text:p>
          </table:table-cell>
          <table:table-cell table:style-name="Default" office:value-type="string" calcext:value-type="string">
            <text:p>b826fba1cd61f7ddbee091c220eaef7ea5317c1b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02535</text:p>
          </table:table-cell>
          <table:table-cell table:number-columns-repeated="2" office:value-type="string" calcext:value-type="string">
            <text:p>2d0578c539d000981e50ba0c143385974d10e2e2</text:p>
          </table:table-cell>
          <table:table-cell table:style-name="ce2" office:value-type="string" calcext:value-type="string">
            <text:p>2013-03-13 20:51:38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string" calcext:value-type="string">
            <text:p>a95b62b51c55541e0c856de01e78bb9f49bf73a7</text:p>
          </table:table-cell>
          <table:table-cell table:style-name="ce2" office:value-type="string" calcext:value-type="string">
            <text:p>2013-03-14 22:58:1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3d5d1f68eadff9f4a49f70c0fcb3e4462044bca4</text:p>
          </table:table-cell>
          <table:table-cell table:style-name="ce2" office:value-type="string" calcext:value-type="string">
            <text:p>2013-03-13 20:04:06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02535</text:p>
          </table:table-cell>
          <table:table-cell office:value-type="string" calcext:value-type="string">
            <text:p>2d0578c539d000981e50ba0c143385974d10e2e2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02535</text:p>
          </table:table-cell>
          <table:table-cell office:value-type="string" calcext:value-type="string">
            <text:p>2d0578c539d000981e50ba0c143385974d10e2e2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02535</text:p>
          </table:table-cell>
          <table:table-cell office:value-type="string" calcext:value-type="string">
            <text:p>2d0578c539d000981e50ba0c143385974d10e2e2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370590</text:p>
          </table:table-cell>
          <table:table-cell table:number-columns-repeated="2" table:style-name="Default" office:value-type="string" calcext:value-type="string">
            <text:p>e65a43837e9ccad8ca34da4d29824df591c685fe</text:p>
          </table:table-cell>
          <table:table-cell table:style-name="ce3" office:value-type="string" calcext:value-type="string">
            <text:p>2014-09-05 19:07:22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ff78a03a91a2d75cdb9f7f72f7c816c05d962f81</text:p>
          </table:table-cell>
          <table:table-cell table:style-name="ce3" office:value-type="string" calcext:value-type="string">
            <text:p>2014-09-17 05:17:1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844d0cafdbecfddc12b2fde456d9c123436ab10a</text:p>
          </table:table-cell>
          <table:table-cell table:style-name="ce3" office:value-type="string" calcext:value-type="string">
            <text:p>2014-09-05 04:36:1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70590</text:p>
          </table:table-cell>
          <table:table-cell table:style-name="Default" office:value-type="string" calcext:value-type="string">
            <text:p>e65a43837e9ccad8ca34da4d29824df591c685fe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70590</text:p>
          </table:table-cell>
          <table:table-cell table:style-name="Default" office:value-type="string" calcext:value-type="string">
            <text:p>e65a43837e9ccad8ca34da4d29824df591c685fe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70590</text:p>
          </table:table-cell>
          <table:table-cell table:style-name="Default" office:value-type="string" calcext:value-type="string">
            <text:p>e65a43837e9ccad8ca34da4d29824df591c685fe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table:number-columns-repeated="2" office:value-type="string" calcext:value-type="string">
            <text:p>ba1ed8958b6bde0d8b9f5862a83ac7e1a33e8313</text:p>
          </table:table-cell>
          <table:table-cell table:style-name="ce2" office:value-type="string" calcext:value-type="string">
            <text:p>2013-05-14 09:10:04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string" calcext:value-type="string">
            <text:p>2a5bbae0b811b160ed629a94485e122d9f0811ca</text:p>
          </table:table-cell>
          <table:table-cell table:style-name="ce2" office:value-type="string" calcext:value-type="string">
            <text:p>2013-05-15 10:43:11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874e8203fab39fee955a5a3cc468a77a02049a62</text:p>
          </table:table-cell>
          <table:table-cell table:style-name="ce2" office:value-type="string" calcext:value-type="string">
            <text:p>2013-05-14 07:57:36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ba1ed8958b6bde0d8b9f5862a83ac7e1a33e8313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ba1ed8958b6bde0d8b9f5862a83ac7e1a33e8313</text:p>
          </table:table-cell>
          <table:table-cell table:number-columns-repeated="4"/>
          <table:table-cell office:value-type="string" calcext:value-type="string">
            <text:p>1adf65dda010b0d0da53acbce9d2872df09a2f29</text:p>
          </table:table-cell>
          <table:table-cell table:style-name="ce2" office:value-type="string" calcext:value-type="string">
            <text:p>2013-05-14 09:11:13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9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ba1ed8958b6bde0d8b9f5862a83ac7e1a33e8313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ba1ed8958b6bde0d8b9f5862a83ac7e1a33e8313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ba1ed8958b6bde0d8b9f5862a83ac7e1a33e8313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ba1ed8958b6bde0d8b9f5862a83ac7e1a33e8313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00788</text:p>
          </table:table-cell>
          <table:table-cell office:value-type="string" calcext:value-type="string">
            <text:p>ba1ed8958b6bde0d8b9f5862a83ac7e1a33e8313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367363</text:p>
          </table:table-cell>
          <table:table-cell table:number-columns-repeated="2" table:style-name="Default" office:value-type="string" calcext:value-type="string">
            <text:p>6ed6be8435284daf39ef1b8323e213c7885852c6</text:p>
          </table:table-cell>
          <table:table-cell table:style-name="ce3" office:value-type="string" calcext:value-type="string">
            <text:p>2013-12-19 17:19:40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Default" office:value-type="string" calcext:value-type="string">
            <text:p>5c74a937da1380c2ad492d67c39f6ff93a1d0b07</text:p>
          </table:table-cell>
          <table:table-cell table:style-name="ce3" office:value-type="string" calcext:value-type="string">
            <text:p>2014-01-09 11:02:54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8b9f924306ffa35b2a87cd6ec5adc28159bc78c1</text:p>
          </table:table-cell>
          <table:table-cell table:style-name="ce3" office:value-type="string" calcext:value-type="string">
            <text:p>2014-01-07 08:01:35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67363</text:p>
          </table:table-cell>
          <table:table-cell table:style-name="Default" office:value-type="string" calcext:value-type="string">
            <text:p>6ed6be8435284daf39ef1b8323e213c7885852c6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67363</text:p>
          </table:table-cell>
          <table:table-cell table:style-name="Default" office:value-type="string" calcext:value-type="string">
            <text:p>6ed6be8435284daf39ef1b8323e213c7885852c6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67363</text:p>
          </table:table-cell>
          <table:table-cell table:style-name="Default" office:value-type="string" calcext:value-type="string">
            <text:p>6ed6be8435284daf39ef1b8323e213c7885852c6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392798</text:p>
          </table:table-cell>
          <table:table-cell table:number-columns-repeated="2" office:value-type="string" calcext:value-type="string">
            <text:p>1b32ed31425a0332ab16f5b5f6c08a20eafe7963</text:p>
          </table:table-cell>
          <table:table-cell table:style-name="ce2" office:value-type="string" calcext:value-type="string">
            <text:p>2013-02-08 19:33:50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string" calcext:value-type="string">
            <text:p>2413356773b99c78c6d19547555270e3d76dd961</text:p>
          </table:table-cell>
          <table:table-cell table:style-name="ce2" office:value-type="string" calcext:value-type="string">
            <text:p>2013-02-09 00:18:3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36fffe9bde1d353a418274a79e6f7abd0177d065</text:p>
          </table:table-cell>
          <table:table-cell table:style-name="ce2" office:value-type="string" calcext:value-type="string">
            <text:p>2013-02-08 15:47:38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92798</text:p>
          </table:table-cell>
          <table:table-cell office:value-type="string" calcext:value-type="string">
            <text:p>1b32ed31425a0332ab16f5b5f6c08a20eafe7963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92798</text:p>
          </table:table-cell>
          <table:table-cell office:value-type="string" calcext:value-type="string">
            <text:p>1b32ed31425a0332ab16f5b5f6c08a20eafe7963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92798</text:p>
          </table:table-cell>
          <table:table-cell office:value-type="string" calcext:value-type="string">
            <text:p>1b32ed31425a0332ab16f5b5f6c08a20eafe7963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403544</text:p>
          </table:table-cell>
          <table:table-cell table:number-columns-repeated="2" table:style-name="Default" office:value-type="string" calcext:value-type="string">
            <text:p>27d89c2d425aefcd32549b08e3cff8b132d3e75b</text:p>
          </table:table-cell>
          <table:table-cell table:style-name="ce3" office:value-type="string" calcext:value-type="string">
            <text:p>2010-12-20 20:04:2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41b5e4a12d23308f2143dfb5a059c43a931370e2</text:p>
          </table:table-cell>
          <table:table-cell table:style-name="ce3" office:value-type="string" calcext:value-type="string">
            <text:p>2010-12-21 22:58:55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800ecbd713c55d7410d6eb860a439cb87468e7ad</text:p>
          </table:table-cell>
          <table:table-cell table:style-name="ce3" office:value-type="string" calcext:value-type="string">
            <text:p>2010-12-17 23:54:3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03544</text:p>
          </table:table-cell>
          <table:table-cell table:style-name="Default" office:value-type="string" calcext:value-type="string">
            <text:p>27d89c2d425aefcd32549b08e3cff8b132d3e75b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03544</text:p>
          </table:table-cell>
          <table:table-cell table:style-name="Default" office:value-type="string" calcext:value-type="string">
            <text:p>27d89c2d425aefcd32549b08e3cff8b132d3e75b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03544</text:p>
          </table:table-cell>
          <table:table-cell table:style-name="Default" office:value-type="string" calcext:value-type="string">
            <text:p>27d89c2d425aefcd32549b08e3cff8b132d3e75b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381468</text:p>
          </table:table-cell>
          <table:table-cell table:number-columns-repeated="2" office:value-type="string" calcext:value-type="string">
            <text:p>583d12f4fae620719b893cb7f9fbfc461ec8a124</text:p>
          </table:table-cell>
          <table:table-cell table:style-name="ce2" office:value-type="string" calcext:value-type="string">
            <text:p>2014-09-23 09:44:59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651ef4d0019951da106c0dbb2cad22a3bd0bdd52</text:p>
          </table:table-cell>
          <table:table-cell table:style-name="ce2" office:value-type="string" calcext:value-type="string">
            <text:p>2014-09-29 22:14:03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30b66a90a4f51a04d7f59b4196c4235484ade38d</text:p>
          </table:table-cell>
          <table:table-cell table:style-name="ce2" office:value-type="string" calcext:value-type="string">
            <text:p>2014-09-29 10:10:19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81468</text:p>
          </table:table-cell>
          <table:table-cell office:value-type="string" calcext:value-type="string">
            <text:p>583d12f4fae620719b893cb7f9fbfc461ec8a124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81468</text:p>
          </table:table-cell>
          <table:table-cell office:value-type="string" calcext:value-type="string">
            <text:p>583d12f4fae620719b893cb7f9fbfc461ec8a124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81468</text:p>
          </table:table-cell>
          <table:table-cell office:value-type="string" calcext:value-type="string">
            <text:p>583d12f4fae620719b893cb7f9fbfc461ec8a124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475356</text:p>
          </table:table-cell>
          <table:table-cell table:number-columns-repeated="2" table:style-name="Default" office:value-type="string" calcext:value-type="string">
            <text:p>c1dae06f1e366e7681fbffc776153b3ed3af2618</text:p>
          </table:table-cell>
          <table:table-cell table:style-name="ce3" office:value-type="string" calcext:value-type="string">
            <text:p>2013-12-27 16:41:1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b6222eb7441296179c6b47bdc55f68f8cf240ae8</text:p>
          </table:table-cell>
          <table:table-cell table:style-name="ce3" office:value-type="string" calcext:value-type="string">
            <text:p>2014-01-26 06:38:0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3d19edc023e34c73cbaed60bf1fb0c9dc287fb89</text:p>
          </table:table-cell>
          <table:table-cell table:style-name="ce3" office:value-type="string" calcext:value-type="string">
            <text:p>2013-12-25 02:08:0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75356</text:p>
          </table:table-cell>
          <table:table-cell table:style-name="Default" office:value-type="string" calcext:value-type="string">
            <text:p>c1dae06f1e366e7681fbffc776153b3ed3af2618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75356</text:p>
          </table:table-cell>
          <table:table-cell table:style-name="Default" office:value-type="string" calcext:value-type="string">
            <text:p>c1dae06f1e366e7681fbffc776153b3ed3af2618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75356</text:p>
          </table:table-cell>
          <table:table-cell table:style-name="Default" office:value-type="string" calcext:value-type="string">
            <text:p>c1dae06f1e366e7681fbffc776153b3ed3af2618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34855</text:p>
          </table:table-cell>
          <table:table-cell table:number-columns-repeated="2" office:value-type="string" calcext:value-type="string">
            <text:p>73515209cf09821a2fc922e1ae2c97650802fab4</text:p>
          </table:table-cell>
          <table:table-cell table:style-name="ce2" office:value-type="string" calcext:value-type="string">
            <text:p>2015-02-15 02:30:17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string" calcext:value-type="string">
            <text:p>a099320c6a2981f518c031e5b76179037235411a</text:p>
          </table:table-cell>
          <table:table-cell table:style-name="ce2" office:value-type="string" calcext:value-type="string">
            <text:p>2015-03-02 04:07:03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afeb8a7b0eb5e62e771a103593311c32e31086e7</text:p>
          </table:table-cell>
          <table:table-cell table:style-name="ce2" office:value-type="string" calcext:value-type="string">
            <text:p>2015-02-13 06:22:02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34855</text:p>
          </table:table-cell>
          <table:table-cell office:value-type="string" calcext:value-type="string">
            <text:p>73515209cf09821a2fc922e1ae2c97650802fab4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34855</text:p>
          </table:table-cell>
          <table:table-cell office:value-type="string" calcext:value-type="string">
            <text:p>73515209cf09821a2fc922e1ae2c97650802fab4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34855</text:p>
          </table:table-cell>
          <table:table-cell office:value-type="string" calcext:value-type="string">
            <text:p>73515209cf09821a2fc922e1ae2c97650802fab4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443697</text:p>
          </table:table-cell>
          <table:table-cell table:number-columns-repeated="2" table:style-name="Default" office:value-type="string" calcext:value-type="string">
            <text:p>98dcd0dc6fe19ab243556874e4f0910e78484e02</text:p>
          </table:table-cell>
          <table:table-cell table:style-name="ce3" office:value-type="string" calcext:value-type="string">
            <text:p>2015-02-18 21:39:2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Default" office:value-type="string" calcext:value-type="string">
            <text:p>15bc30eb5a2c530f8c037a53ee42f27840c4fb59</text:p>
          </table:table-cell>
          <table:table-cell table:style-name="ce3" office:value-type="string" calcext:value-type="string">
            <text:p>2015-03-06 12:33:04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60c817838900b1181eeb7947aee0c72993cc214f</text:p>
          </table:table-cell>
          <table:table-cell table:style-name="ce3" office:value-type="string" calcext:value-type="string">
            <text:p>2015-02-25 01:46:5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43697</text:p>
          </table:table-cell>
          <table:table-cell table:style-name="Default" office:value-type="string" calcext:value-type="string">
            <text:p>98dcd0dc6fe19ab243556874e4f0910e78484e02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43697</text:p>
          </table:table-cell>
          <table:table-cell table:style-name="Default" office:value-type="string" calcext:value-type="string">
            <text:p>98dcd0dc6fe19ab243556874e4f0910e78484e02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43697</text:p>
          </table:table-cell>
          <table:table-cell table:style-name="Default" office:value-type="string" calcext:value-type="string">
            <text:p>98dcd0dc6fe19ab243556874e4f0910e78484e02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67451</text:p>
          </table:table-cell>
          <table:table-cell table:number-columns-repeated="2" office:value-type="string" calcext:value-type="string">
            <text:p>c6088d94bfd11114c94b2bdf7bd51cb4b1989720</text:p>
          </table:table-cell>
          <table:table-cell table:style-name="ce2" office:value-type="string" calcext:value-type="string">
            <text:p>2014-12-09 14:13:23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string" calcext:value-type="string">
            <text:p>8c3293d77a4e79b1b633e5b421e800bbc9ab7c42</text:p>
          </table:table-cell>
          <table:table-cell table:style-name="ce2" office:value-type="string" calcext:value-type="string">
            <text:p>2015-01-28 15:29:13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4715dd9b402137ba16c8afa0519aca2eccb9c2cf</text:p>
          </table:table-cell>
          <table:table-cell table:style-name="ce2" office:value-type="string" calcext:value-type="string">
            <text:p>2014-12-09 11:16:53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67451</text:p>
          </table:table-cell>
          <table:table-cell office:value-type="string" calcext:value-type="string">
            <text:p>c6088d94bfd11114c94b2bdf7bd51cb4b1989720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67451</text:p>
          </table:table-cell>
          <table:table-cell office:value-type="string" calcext:value-type="string">
            <text:p>c6088d94bfd11114c94b2bdf7bd51cb4b1989720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67451</text:p>
          </table:table-cell>
          <table:table-cell office:value-type="string" calcext:value-type="string">
            <text:p>c6088d94bfd11114c94b2bdf7bd51cb4b1989720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453274</text:p>
          </table:table-cell>
          <table:table-cell table:number-columns-repeated="2" table:style-name="Default" office:value-type="string" calcext:value-type="string">
            <text:p>c363dae6a2b878db6801b502cced1fcc6aad2d0c</text:p>
          </table:table-cell>
          <table:table-cell table:style-name="ce3" office:value-type="string" calcext:value-type="string">
            <text:p>2014-07-25 05:03:35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Default" office:value-type="string" calcext:value-type="string">
            <text:p>4903a9837be228e01eabb71748b7fdba671ab7cd</text:p>
          </table:table-cell>
          <table:table-cell table:style-name="ce3" office:value-type="string" calcext:value-type="string">
            <text:p>2014-07-31 10:51:2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79b38e2aeebaa2ebe8a73ee0cf73b2879e272f3e</text:p>
          </table:table-cell>
          <table:table-cell table:style-name="ce3" office:value-type="string" calcext:value-type="string">
            <text:p>2014-07-29 04:33:4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53274</text:p>
          </table:table-cell>
          <table:table-cell table:style-name="Default" office:value-type="string" calcext:value-type="string">
            <text:p>c363dae6a2b878db6801b502cced1fcc6aad2d0c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53274</text:p>
          </table:table-cell>
          <table:table-cell table:style-name="Default" office:value-type="string" calcext:value-type="string">
            <text:p>c363dae6a2b878db6801b502cced1fcc6aad2d0c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53274</text:p>
          </table:table-cell>
          <table:table-cell table:style-name="Default" office:value-type="string" calcext:value-type="string">
            <text:p>c363dae6a2b878db6801b502cced1fcc6aad2d0c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371677</text:p>
          </table:table-cell>
          <table:table-cell table:number-columns-repeated="2" office:value-type="string" calcext:value-type="string">
            <text:p>9340f6db7961824aabdf73cecf5e19892ce01c03</text:p>
          </table:table-cell>
          <table:table-cell table:style-name="ce2" office:value-type="string" calcext:value-type="string">
            <text:p>2014-07-11 07:14:13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a41928d013809437518f0510c0ee6a8b3f5aa27</text:p>
          </table:table-cell>
          <table:table-cell table:style-name="ce2" office:value-type="string" calcext:value-type="string">
            <text:p>2014-09-13 02:31:29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42e4c04e9ec26acf79ac0f08c5ab59489b36cb2f</text:p>
          </table:table-cell>
          <table:table-cell table:style-name="ce2" office:value-type="string" calcext:value-type="string">
            <text:p>2014-09-09 10:34:39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71677</text:p>
          </table:table-cell>
          <table:table-cell office:value-type="string" calcext:value-type="string">
            <text:p>9340f6db7961824aabdf73cecf5e19892ce01c03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71677</text:p>
          </table:table-cell>
          <table:table-cell office:value-type="string" calcext:value-type="string">
            <text:p>9340f6db7961824aabdf73cecf5e19892ce01c03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71677</text:p>
          </table:table-cell>
          <table:table-cell office:value-type="string" calcext:value-type="string">
            <text:p>9340f6db7961824aabdf73cecf5e19892ce01c03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343080</text:p>
          </table:table-cell>
          <table:table-cell table:number-columns-repeated="2" table:style-name="Default" office:value-type="string" calcext:value-type="string">
            <text:p>475f3624245500c5382faf5b2708a59fcec2c9ad</text:p>
          </table:table-cell>
          <table:table-cell table:style-name="ce3" office:value-type="string" calcext:value-type="string">
            <text:p>2011-11-29 17:01:16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Default" office:value-type="string" calcext:value-type="string">
            <text:p>b4cfd9ab1b78d8926072615d21cb7bd430b38612</text:p>
          </table:table-cell>
          <table:table-cell table:style-name="ce3" office:value-type="string" calcext:value-type="string">
            <text:p>2011-12-23 14:36:1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899277303450d1d96dd835e80c0a076ad5e89c18</text:p>
          </table:table-cell>
          <table:table-cell table:style-name="ce3" office:value-type="string" calcext:value-type="string">
            <text:p>2011-12-08 17:22:04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43080</text:p>
          </table:table-cell>
          <table:table-cell table:style-name="Default" office:value-type="string" calcext:value-type="string">
            <text:p>475f3624245500c5382faf5b2708a59fcec2c9ad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43080</text:p>
          </table:table-cell>
          <table:table-cell table:style-name="Default" office:value-type="string" calcext:value-type="string">
            <text:p>475f3624245500c5382faf5b2708a59fcec2c9ad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43080</text:p>
          </table:table-cell>
          <table:table-cell table:style-name="Default" office:value-type="string" calcext:value-type="string">
            <text:p>475f3624245500c5382faf5b2708a59fcec2c9ad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375379</text:p>
          </table:table-cell>
          <table:table-cell table:number-columns-repeated="2" office:value-type="string" calcext:value-type="string">
            <text:p>f2baacd4e634b815fe011ced0d6e46f6c06b7fdd</text:p>
          </table:table-cell>
          <table:table-cell table:style-name="ce2" office:value-type="string" calcext:value-type="string">
            <text:p>2013-01-15 00:44:21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string" calcext:value-type="string">
            <text:p>7c4ea19d9b79a50557db1b3723f4d7fd5d574ff6</text:p>
          </table:table-cell>
          <table:table-cell table:style-name="ce2" office:value-type="string" calcext:value-type="string">
            <text:p>2013-01-15 04:15:09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6b9ca1136de4b1dbb01b059d8e954dbaf0508cb</text:p>
          </table:table-cell>
          <table:table-cell table:style-name="ce2" office:value-type="string" calcext:value-type="string">
            <text:p>2013-01-15 00:00: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75379</text:p>
          </table:table-cell>
          <table:table-cell office:value-type="string" calcext:value-type="string">
            <text:p>f2baacd4e634b815fe011ced0d6e46f6c06b7fdd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75379</text:p>
          </table:table-cell>
          <table:table-cell office:value-type="string" calcext:value-type="string">
            <text:p>f2baacd4e634b815fe011ced0d6e46f6c06b7fdd</text:p>
          </table:table-cell>
          <table:table-cell table:number-columns-repeated="4"/>
          <table:table-cell office:value-type="string" calcext:value-type="string">
            <text:p>507daea012322b913128f5d201057966f8e3dfcf</text:p>
          </table:table-cell>
          <table:table-cell table:style-name="ce2" office:value-type="string" calcext:value-type="string">
            <text:p>2013-01-15 01:16:57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9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375379</text:p>
          </table:table-cell>
          <table:table-cell office:value-type="string" calcext:value-type="string">
            <text:p>f2baacd4e634b815fe011ced0d6e46f6c06b7fdd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314677</text:p>
          </table:table-cell>
          <table:table-cell table:number-columns-repeated="2" table:style-name="Default" office:value-type="string" calcext:value-type="string">
            <text:p>ae1040232dc681d718d940af11108322044a23be</text:p>
          </table:table-cell>
          <table:table-cell table:style-name="ce3" office:value-type="string" calcext:value-type="string">
            <text:p>2013-08-06 14:15:27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667bc41d5d6845fd97a164ac409a0bea1c4bf4f9</text:p>
          </table:table-cell>
          <table:table-cell table:style-name="ce3" office:value-type="string" calcext:value-type="string">
            <text:p>2013-08-06 19:19:4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7df1c911e42124d74cc0e4dd0fc2d7be14960970</text:p>
          </table:table-cell>
          <table:table-cell table:style-name="ce3" office:value-type="string" calcext:value-type="string">
            <text:p>2013-08-05 23:25:3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14677</text:p>
          </table:table-cell>
          <table:table-cell table:style-name="Default" office:value-type="string" calcext:value-type="string">
            <text:p>ae1040232dc681d718d940af11108322044a23be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14677</text:p>
          </table:table-cell>
          <table:table-cell table:style-name="Default" office:value-type="string" calcext:value-type="string">
            <text:p>ae1040232dc681d718d940af11108322044a23be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314677</text:p>
          </table:table-cell>
          <table:table-cell table:style-name="Default" office:value-type="string" calcext:value-type="string">
            <text:p>ae1040232dc681d718d940af11108322044a23be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86541</text:p>
          </table:table-cell>
          <table:table-cell table:number-columns-repeated="2" office:value-type="string" calcext:value-type="string">
            <text:p>1d551dc96658ade41c8e9fabc6d9b41a28d5ed15</text:p>
          </table:table-cell>
          <table:table-cell table:style-name="ce2" office:value-type="string" calcext:value-type="string">
            <text:p>2013-12-15 01:35:25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1216cb2f8a588cc55bd7716a0cdd4fc5260d8369</text:p>
          </table:table-cell>
          <table:table-cell table:style-name="ce2" office:value-type="string" calcext:value-type="string">
            <text:p>2014-02-07 05:20:23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96a62e0dd8a251d1b7134bbf60417abe48371450</text:p>
          </table:table-cell>
          <table:table-cell table:style-name="ce2" office:value-type="string" calcext:value-type="string">
            <text:p>2014-02-06 19:37:17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6541</text:p>
          </table:table-cell>
          <table:table-cell office:value-type="string" calcext:value-type="string">
            <text:p>1d551dc96658ade41c8e9fabc6d9b41a28d5ed15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6541</text:p>
          </table:table-cell>
          <table:table-cell office:value-type="string" calcext:value-type="string">
            <text:p>1d551dc96658ade41c8e9fabc6d9b41a28d5ed15</text:p>
          </table:table-cell>
          <table:table-cell table:number-columns-repeated="4"/>
          <table:table-cell office:value-type="string" calcext:value-type="string">
            <text:p>d5b80e12d29a38df0bac48a32d02926e0111a9fc</text:p>
          </table:table-cell>
          <table:table-cell table:style-name="ce2" office:value-type="string" calcext:value-type="string">
            <text:p>2013-12-15 01:44:37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9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6541</text:p>
          </table:table-cell>
          <table:table-cell office:value-type="string" calcext:value-type="string">
            <text:p>1d551dc96658ade41c8e9fabc6d9b41a28d5ed15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6541</text:p>
          </table:table-cell>
          <table:table-cell office:value-type="string" calcext:value-type="string">
            <text:p>1d551dc96658ade41c8e9fabc6d9b41a28d5ed15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6541</text:p>
          </table:table-cell>
          <table:table-cell office:value-type="string" calcext:value-type="string">
            <text:p>1d551dc96658ade41c8e9fabc6d9b41a28d5ed15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6541</text:p>
          </table:table-cell>
          <table:table-cell office:value-type="string" calcext:value-type="string">
            <text:p>1d551dc96658ade41c8e9fabc6d9b41a28d5ed15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86541</text:p>
          </table:table-cell>
          <table:table-cell office:value-type="string" calcext:value-type="string">
            <text:p>1d551dc96658ade41c8e9fabc6d9b41a28d5ed15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424647</text:p>
          </table:table-cell>
          <table:table-cell table:number-columns-repeated="2" table:style-name="Default" office:value-type="string" calcext:value-type="string">
            <text:p>5ee83244f40f3d3c29bf47c5d86952bf53de1684</text:p>
          </table:table-cell>
          <table:table-cell table:style-name="ce3" office:value-type="string" calcext:value-type="string">
            <text:p>2015-01-14 14:39:07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54f9225a3d6d3b4196ece7700809def3e38b9482</text:p>
          </table:table-cell>
          <table:table-cell table:style-name="ce3" office:value-type="string" calcext:value-type="string">
            <text:p>2015-01-15 12:29:41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3dcdce39e5fd17277f12621c2f91d74b69710fbb</text:p>
          </table:table-cell>
          <table:table-cell table:style-name="ce3" office:value-type="string" calcext:value-type="string">
            <text:p>2014-12-03 17:34:5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24647</text:p>
          </table:table-cell>
          <table:table-cell table:style-name="Default" office:value-type="string" calcext:value-type="string">
            <text:p>5ee83244f40f3d3c29bf47c5d86952bf53de1684</text:p>
          </table:table-cell>
          <table:table-cell table:style-name="Default" table:number-columns-repeated="4"/>
          <table:table-cell table:style-name="Default" office:value-type="string" calcext:value-type="string">
            <text:p>58f9f3b12285e0045932959049778b9663042944</text:p>
          </table:table-cell>
          <table:table-cell table:style-name="ce3" office:value-type="string" calcext:value-type="string">
            <text:p>2015-01-14 23:22:4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table:number-columns-repeated="9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24647</text:p>
          </table:table-cell>
          <table:table-cell table:style-name="Default" office:value-type="string" calcext:value-type="string">
            <text:p>5ee83244f40f3d3c29bf47c5d86952bf53de1684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24647</text:p>
          </table:table-cell>
          <table:table-cell table:style-name="Default" office:value-type="string" calcext:value-type="string">
            <text:p>5ee83244f40f3d3c29bf47c5d86952bf53de1684</text:p>
          </table:table-cell>
          <table:table-cell table:style-name="Default" table:number-columns-repeated="17"/>
          <table:table-cell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447249</text:p>
          </table:table-cell>
          <table:table-cell table:number-columns-repeated="2" office:value-type="string" calcext:value-type="string">
            <text:p>ce28166dcf25a3d589e6f020b2dfa64705d15126</text:p>
          </table:table-cell>
          <table:table-cell table:style-name="ce2" office:value-type="string" calcext:value-type="string">
            <text:p>2014-12-17 00:17:32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string" calcext:value-type="string">
            <text:p>7fdc5fc74c7107d1d0a325b52ee31aa7f5e63405</text:p>
          </table:table-cell>
          <table:table-cell table:style-name="ce2" office:value-type="string" calcext:value-type="string">
            <text:p>2015-01-12 21:23:33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8f39e436fb83e2e9901a560b9b428dfddacf4b87</text:p>
          </table:table-cell>
          <table:table-cell table:style-name="ce2" office:value-type="string" calcext:value-type="string">
            <text:p>2014-12-17 00:16:36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47249</text:p>
          </table:table-cell>
          <table:table-cell office:value-type="string" calcext:value-type="string">
            <text:p>ce28166dcf25a3d589e6f020b2dfa64705d15126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47249</text:p>
          </table:table-cell>
          <table:table-cell office:value-type="string" calcext:value-type="string">
            <text:p>ce28166dcf25a3d589e6f020b2dfa64705d15126</text:p>
          </table:table-cell>
          <table:table-cell table:number-columns-repeated="4"/>
          <table:table-cell office:value-type="string" calcext:value-type="string">
            <text:p>39256b802351e6786d3cb210504cdb461b9fa053</text:p>
          </table:table-cell>
          <table:table-cell table:style-name="ce2" office:value-type="string" calcext:value-type="string">
            <text:p>2014-12-17 00:18:02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9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447249</text:p>
          </table:table-cell>
          <table:table-cell office:value-type="string" calcext:value-type="string">
            <text:p>ce28166dcf25a3d589e6f020b2dfa64705d15126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  <table:table-row table:style-name="ro1">
          <table:table-cell table:style-name="Default" office:value-type="string" calcext:value-type="string">
            <text:p>NOVA 1437855</text:p>
          </table:table-cell>
          <table:table-cell table:number-columns-repeated="2" table:style-name="Default" office:value-type="string" calcext:value-type="string">
            <text:p>7cef50ad800274cad3d07240cc468d038ce4031b</text:p>
          </table:table-cell>
          <table:table-cell table:style-name="ce3" office:value-type="string" calcext:value-type="string">
            <text:p>2013-05-10 06:59:21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office:value-type="string" calcext:value-type="string">
            <text:p>953d0d7be7eee3a7949efe2c9585a0ce725c5370</text:p>
          </table:table-cell>
          <table:table-cell table:style-name="ce3" office:value-type="string" calcext:value-type="string">
            <text:p>2013-05-10 23:34:3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Default" office:value-type="string" calcext:value-type="string">
            <text:p>af90386cecb6036bbae93918b83f6db242518b75</text:p>
          </table:table-cell>
          <table:table-cell table:style-name="ce3" office:value-type="string" calcext:value-type="string">
            <text:p>2013-05-09 19:39:15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Default" table:number-columns-repeated="5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table:style-name="Default" office:value-type="string" calcext:value-type="string">
            <text:p>NOVA 1437855</text:p>
          </table:table-cell>
          <table:table-cell table:style-name="Default" office:value-type="string" calcext:value-type="string">
            <text:p>7cef50ad800274cad3d07240cc468d038ce4031b</text:p>
          </table:table-cell>
          <table:table-cell table:style-name="Default" table:number-columns-repeated="17"/>
          <table:table-cell table:style-name="ce3" table:number-columns-repeated="3"/>
          <table:table-cell table:style-name="Default" table:number-columns-repeated="16362"/>
        </table:table-row>
        <table:table-row table:style-name="ro1">
          <table:table-cell office:value-type="string" calcext:value-type="string">
            <text:p>NOVA 1505471</text:p>
          </table:table-cell>
          <table:table-cell table:number-columns-repeated="2" office:value-type="string" calcext:value-type="string">
            <text:p>ac658aa7d0671fb9b5a0a2c504f4b73dff514da9</text:p>
          </table:table-cell>
          <table:table-cell table:style-name="ce2" office:value-type="string" calcext:value-type="string">
            <text:p>2012-12-11 08:13:53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string" calcext:value-type="string">
            <text:p>b6f4796f8649ae656c098a624afbf9fed5261e72</text:p>
          </table:table-cell>
          <table:table-cell table:style-name="ce2" office:value-type="string" calcext:value-type="string">
            <text:p>2012-12-12 14:48:34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f005a70a6f3cdee0aa0fea9c64e0c5b8bd597ba9</text:p>
          </table:table-cell>
          <table:table-cell table:style-name="ce2" office:value-type="string" calcext:value-type="string">
            <text:p>2012-12-11 08:09:41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5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505471</text:p>
          </table:table-cell>
          <table:table-cell office:value-type="string" calcext:value-type="string">
            <text:p>ac658aa7d0671fb9b5a0a2c504f4b73dff514da9</text:p>
          </table:table-cell>
          <table:table-cell table:number-columns-repeated="17"/>
          <table:table-cell table:style-name="ce2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505471</text:p>
          </table:table-cell>
          <table:table-cell office:value-type="string" calcext:value-type="string">
            <text:p>ac658aa7d0671fb9b5a0a2c504f4b73dff514da9</text:p>
          </table:table-cell>
          <table:table-cell table:number-columns-repeated="4"/>
          <table:table-cell office:value-type="string" calcext:value-type="string">
            <text:p>32af3c94bd62c46713a44bf75f2e4989f8b98bc4</text:p>
          </table:table-cell>
          <table:table-cell table:style-name="ce2" office:value-type="string" calcext:value-type="string">
            <text:p>2012-12-12 07:14:12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9"/>
          <table:table-cell table:style-name="ce1" table:number-columns-repeated="3"/>
          <table:table-cell table:number-columns-repeated="16362"/>
        </table:table-row>
        <table:table-row table:style-name="ro1">
          <table:table-cell office:value-type="string" calcext:value-type="string">
            <text:p>NOVA 1505471</text:p>
          </table:table-cell>
          <table:table-cell office:value-type="string" calcext:value-type="string">
            <text:p>ac658aa7d0671fb9b5a0a2c504f4b73dff514da9</text:p>
          </table:table-cell>
          <table:table-cell table:number-columns-repeated="17"/>
          <table:table-cell table:style-name="ce1" table:number-columns-repeated="3"/>
          <table:table-cell table:number-columns-repeated="16362"/>
        </table:table-row>
      </table:table>
      <table:named-expressions/>
      <table:database-ranges>
        <table:database-range table:name="__Anonymous_Sheet_DB__0" table:target-range-address="nova_non_bic_family.A1:nova_non_bic_family.XFD1048576">
          <table:sort>
            <table:sort-by table:field-number="0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1:09:45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4T17:00:43.919000000</dc:date>
    <meta:editing-duration>PT5H21M15S</meta:editing-duration>
    <meta:editing-cycles>3</meta:editing-cycles>
    <meta:generator>LibreOffice/24.2.0.3$Windows_X86_64 LibreOffice_project/da48488a73ddd66ea24cf16bbc4f7b9c08e9bea1</meta:generator>
    <meta:document-statistic meta:table-count="1" meta:cell-count="718" meta:object-count="0"/>
  </office:meta>
</office:document-meta>
</file>